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5.696cm" table:align="margins"/>
    </style:style>
    <style:style style:name="Tabella1.A" style:family="table-column">
      <style:table-column-properties style:column-width="11.583cm" style:rel-column-width="29542*"/>
    </style:style>
    <style:style style:name="Tabella1.B" style:family="table-column">
      <style:table-column-properties style:column-width="4.71cm" style:rel-column-width="12011*"/>
    </style:style>
    <style:style style:name="Tabella1.C" style:family="table-column">
      <style:table-column-properties style:column-width="4.893cm" style:rel-column-width="12479*"/>
    </style:style>
    <style:style style:name="Tabella1.D" style:family="table-column">
      <style:table-column-properties style:column-width="4.51cm" style:rel-column-width="11503*"/>
    </style:style>
    <style:style style:name="Tabella1.1" style:family="table-row">
      <style:table-row-properties style:min-row-height="1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25.691cm" table:align="left"/>
    </style:style>
    <style:style style:name="Tabella2.A" style:family="table-column">
      <style:table-column-properties style:column-width="2.805cm"/>
    </style:style>
    <style:style style:name="Tabella2.B" style:family="table-column">
      <style:table-column-properties style:column-width="3.307cm"/>
    </style:style>
    <style:style style:name="Tabella2.C" style:family="table-column">
      <style:table-column-properties style:column-width="6.191cm"/>
    </style:style>
    <style:style style:name="Tabella2.D" style:family="table-column">
      <style:table-column-properties style:column-width="5.186cm"/>
    </style:style>
    <style:style style:name="Tabella2.E" style:family="table-column">
      <style:table-column-properties style:column-width="8.202cm"/>
    </style:style>
    <style:style style:name="Tabella2.A1" style:family="table-cell">
      <style:table-cell-properties fo:background-color="transparent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2.D1" style:family="table-cell">
      <style:table-cell-properties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/>
    </style:style>
    <style:style style:name="Tabella2.E1" style:family="table-cell">
      <style:table-cell-properties style:border-line-width="0.004cm 0.004cm 0.004cm" fo:padding="0.097cm" fo:border="0.3pt double #000000"/>
    </style:style>
    <style:style style:name="Tabella2.A2" style:family="table-cell">
      <style:table-cell-properties fo:background-color="transparent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3" style:family="table-row">
      <style:table-row-properties style:min-row-height="1.199cm"/>
    </style:style>
    <style:style style:name="Tabella2.A3" style:family="table-cell">
      <style:table-cell-properties fo:background-color="transparent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D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2.E3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2.5" style:family="table-row">
      <style:table-row-properties style:min-row-height="1.499cm"/>
    </style:style>
    <style:style style:name="Tabella2.D5" style:family="table-cell">
      <style:table-cell-properties style:border-line-width="0.004cm 0.004cm 0.004cm" fo:padding="0.097cm" fo:border="0.3pt double #000000"/>
    </style:style>
    <style:style style:name="P1" style:family="paragraph" style:parent-style-name="Table_20_Contents">
      <style:paragraph-properties fo:text-align="start" style:justify-single-word="false"/>
      <style:text-properties officeooo:rsid="00284b8c" officeooo:paragraph-rsid="00284b8c" style:font-size-asian="11pt" style:font-size-complex="11pt"/>
    </style:style>
    <style:style style:name="P2" style:family="paragraph" style:parent-style-name="Table_20_Contents">
      <style:paragraph-properties fo:text-align="start" style:justify-single-word="false"/>
      <style:text-properties style:font-name="Verdana" fo:font-size="11pt" style:text-underline-style="solid" style:text-underline-width="auto" style:text-underline-color="font-color" fo:font-weight="bold" officeooo:rsid="001dcde7" officeooo:paragraph-rsid="00284b8c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officeooo:rsid="00284b8c" officeooo:paragraph-rsid="0029456d" style:font-size-asian="11pt" style:font-weight-asian="bold" style:font-size-complex="11pt" style:font-weight-complex="bold"/>
    </style:style>
    <style:style style:name="P5" style:family="paragraph" style:parent-style-name="Header">
      <style:paragraph-properties fo:text-align="center" style:justify-single-word="false"/>
      <style:text-properties style:font-name="Ubuntu" fo:font-size="3pt" style:text-underline-style="solid" style:text-underline-width="auto" style:text-underline-color="font-color" fo:font-weight="bold" style:font-size-asian="2.59999990463257pt" style:font-weight-asian="bold" style:font-size-complex="3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1dcd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officeooo:rsid="001dcde7" officeooo:paragraph-rsid="0055181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officeooo:rsid="001dcde7" officeooo:paragraph-rsid="0057bf2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officeooo:rsid="001dcde7" officeooo:paragraph-rsid="005e01f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5e01f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Header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officeooo:rsid="001dcde7" officeooo:paragraph-rsid="00642ed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Footer">
      <style:paragraph-properties fo:text-align="end" style:justify-single-word="false"/>
      <style:text-properties style:font-name="Verdana"/>
    </style:style>
    <style:style style:name="P1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29456d" style:font-name-asian="SimSun" style:font-size-asian="11pt" style:font-weight-asian="bold" style:font-name-complex="Tahoma" style:font-size-complex="11pt" style:font-weight-complex="bold"/>
    </style:style>
    <style:style style:name="P1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2b617e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5e01f8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weight="bold" officeooo:rsid="0029456d" officeooo:paragraph-rsid="005e01f8" style:font-name-asian="SimSun" style:font-size-asian="11pt" style:font-weight-asian="bold" style:font-name-complex="Tahoma" style:font-size-complex="11pt" style:font-weight-complex="bold"/>
    </style:style>
    <style:style style:name="P1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rsid="0029456d" officeooo:paragraph-rsid="005e01f8" style:font-name-asian="SimSun" style:font-size-asian="11pt" style:font-weight-asian="bold" style:font-name-complex="Tahoma" style:font-size-complex="11pt" style:font-weight-complex="bold"/>
    </style:style>
    <style:style style:name="P18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weight="bold" officeooo:paragraph-rsid="005e01f8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style="normal" style:text-underline-style="none" fo:font-weight="bold" officeooo:rsid="005e01f8" officeooo:paragraph-rsid="005e01f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bold" officeooo:rsid="001dcde7" officeooo:paragraph-rsid="005e01f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rsid="002a6a92" officeooo:paragraph-rsid="0029456d" style:font-name-asian="SimSun" style:font-size-asian="10pt" style:font-weight-asian="bold" style:font-name-complex="Tahoma" style:font-size-complex="10pt" style:font-weight-complex="bold"/>
    </style:style>
    <style:style style:name="P22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7pt" fo:font-style="normal" style:text-underline-style="none" fo:font-weight="bold" officeooo:rsid="005e01f8" officeooo:paragraph-rsid="005e01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3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7pt" fo:font-style="normal" style:text-underline-style="none" fo:font-weight="bold" officeooo:rsid="0029456d" officeooo:paragraph-rsid="005e01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5e01f8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9456d" officeooo:paragraph-rsid="0029456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7pt" fo:font-style="normal" style:text-underline-style="none" fo:font-weight="bold" officeooo:rsid="0029456d" officeooo:paragraph-rsid="0029456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Header" style:master-page-name="">
      <style:paragraph-properties fo:margin-left="0cm" fo:margin-right="0.009cm" fo:line-height="15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2a6a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4eb7a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5e01f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4d51e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6945a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9456d"/>
    </style:style>
    <style:style style:name="T3" style:family="text">
      <style:text-properties fo:font-size="12pt" officeooo:rsid="005e01f8" style:font-size-asian="12pt" style:font-size-complex="12pt"/>
    </style:style>
    <style:style style:name="T4" style:family="text">
      <style:text-properties style:use-window-font-color="true" fo:font-size="10pt" fo:font-style="normal" style:text-underline-style="none" officeooo:rsid="001dcde7" style:font-name-asian="SimSun" style:font-size-asian="10pt" style:font-style-asian="normal" style:font-name-complex="Tahoma" style:font-size-complex="10pt" style:font-style-complex="normal"/>
    </style:style>
    <style:style style:name="T5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6" style:family="text">
      <style:text-properties fo:font-size="10pt" fo:font-style="normal" style:text-underline-style="none" fo:font-weight="normal" officeooo:rsid="001dcde7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text-underline-style="none" officeooo:rsid="001dcde7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officeooo:rsid="0029456d" style:font-size-asian="7pt" style:font-size-complex="7pt"/>
    </style:style>
    <style:style style:name="T10" style:family="text">
      <style:text-properties fo:font-size="7pt" officeooo:rsid="005e01f8" style:font-size-asian="7pt" style:font-size-complex="7pt"/>
    </style:style>
    <style:style style:name="T11" style:family="tex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T12" style:family="text">
      <style:text-properties fo:font-size="7pt" fo:font-style="normal" style:text-underline-style="none" officeooo:rsid="0029456d" style:font-size-asian="7pt" style:font-style-asian="normal" style:font-size-complex="7pt" style:font-style-complex="normal"/>
    </style:style>
    <style:style style:name="T13" style:family="text">
      <style:text-properties fo:font-size="7pt" fo:font-style="normal" style:text-underline-style="none" officeooo:rsid="001dcde7" style:font-size-asian="7pt" style:font-style-asian="normal" style:font-size-complex="7pt" style:font-style-complex="normal"/>
    </style:style>
    <style:style style:name="T14" style:family="text">
      <style:text-properties fo:font-size="7pt" fo:font-style="normal" style:text-underline-style="none" officeooo:rsid="00592964" style:font-size-asian="7pt" style:font-style-asian="normal" style:font-size-complex="7pt" style:font-style-complex="normal"/>
    </style:style>
    <style:style style:name="T15" style:family="text">
      <style:text-properties fo:font-size="7pt" fo:font-style="normal" style:text-underline-style="none" officeooo:rsid="005e01f8" style:font-size-asian="7pt" style:font-style-asian="normal" style:font-size-complex="7pt" style:font-style-complex="normal"/>
    </style:style>
    <style:style style:name="T16" style:family="text">
      <style:text-properties officeooo:rsid="0054aace"/>
    </style:style>
    <style:style style:name="fr1" style:family="graphic" style:parent-style-name="Graphics">
      <style:graphic-properties style:vertical-pos="from-top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3"><text:span text:style-name="T12">CLIENTE</text:span><text:span text:style-name="T13">:</text:span><text:span text:style-name="T7"><text:line-break/></text:span><text:span text:style-name="T6"><text:placeholder text:placeholder-type="text">&lt;o.partner_id.name&gt;</text:placeholder></text:span></text:p>
            <text:p text:style-name="P8"><text:span text:style-name="T6"><text:placeholder text:placeholder-type="text">&lt;o.partner_id.city or ''&gt;</text:placeholder></text:span><text:span text:style-name="T6"> - </text:span><text:span text:style-name="T6"><text:placeholder text:placeholder-type="text">&lt;o.partner_id.country_id.name if o.partner_id.country_id else ''&gt;</text:placeholder></text:span></text:p>
          </table:table-cell>
          <table:table-cell table:style-name="Tabella1.A1" office:value-type="string">
            <text:p text:style-name="P24"><text:span text:style-name="T14">ORDINE CLIENTE</text:span><text:span text:style-name="T13">:</text:span></text:p>
            <text:p text:style-name="P10"><text:placeholder text:placeholder-type="text">&lt;o.client_order_ref&gt;</text:placeholder></text:p>
          </table:table-cell>
          <table:table-cell table:style-name="Tabella1.A1" office:value-type="string">
            <text:p text:style-name="P18"><text:span text:style-name="T12">CONSEGNA</text:span><text:span text:style-name="T13">:<text:line-break/></text:span><text:span text:style-name="T6"><text:placeholder text:placeholder-type="text">&lt;formatLang(o.date_deadline, date=True) if o.date_deadline else ''&gt;</text:placeholder></text:span></text:p>
          </table:table-cell>
          <table:table-cell table:style-name="Tabella1.D1" office:value-type="string">
            <text:p text:style-name="P17"><text:span text:style-name="T11">DATA CARICO</text:span><text:span text:style-name="T13">:</text:span></text:p>
            <text:p text:style-name="P9"><text:placeholder text:placeholder-type="text">&lt;formatLang(o.date_delivery, date=True) if o.date_delivery else ''&gt;</text:placeholder></text:p>
          </table:table-cell>
        </table:table-row>
        <table:table-row table:style-name="Tabella1.1">
          <table:table-cell table:style-name="Tabella1.A2" office:value-type="string">
            <text:p text:style-name="P14"><text:span text:style-name="T12">DESTINAZIONE</text:span><text:span text:style-name="T13">:</text:span></text:p>
            <text:p text:style-name="P7"><text:placeholder text:placeholder-type="text">&lt;o.address_id.name&gt;</text:placeholder> <text:span text:style-name="T16">(</text:span><text:placeholder text:placeholder-type="text">&lt;o.address_id.city or ''&gt;</text:placeholder> - <text:placeholder text:placeholder-type="text">&lt;o.address_id.country_id.name if o.address_id.country_id else ''&gt;</text:placeholder><text:span text:style-name="T16">)</text:span></text:p>
          </table:table-cell>
          <table:table-cell table:style-name="Tabella1.A2" office:value-type="string">
            <text:p text:style-name="P24"><text:span text:style-name="T12">NS. ORDINE</text:span><text:span text:style-name="T13">:</text:span></text:p>
            <text:p text:style-name="P9"><text:placeholder text:placeholder-type="text">&lt;o.name&gt;</text:placeholder></text:p>
          </table:table-cell>
          <table:table-cell table:style-name="Tabella1.A2" office:value-type="string">
            <text:p text:style-name="P20"><text:span text:style-name="T10">REVISIONE N.</text:span><text:span text:style-name="T8">:</text:span></text:p>
            <text:p text:style-name="P11"><text:placeholder text:placeholder-type="text">&lt;'/'&gt;</text:placeholder></text:p>
          </table:table-cell>
          <table:table-cell table:style-name="Tabella1.D2" office:value-type="string">
            <text:p text:style-name="P15"><text:span text:style-name="T12">RESA</text:span><text:span text:style-name="T13">:</text:span></text:p>
            <text:p text:style-name="P10"><text:placeholder text:placeholder-type="text">&lt;o.incoterm.name&gt;</text:placeholder></text:p>
          </table:table-cell>
        </table:table-row>
      </table:table>
      <text:p text:style-name="P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19"><text:span text:style-name="T10">C</text:span><text:span text:style-name="T8">ODICE</text:span></text:p>
          </table:table-cell>
          <table:table-cell table:style-name="Tabella2.A1" office:value-type="string">
            <text:p text:style-name="P16"><text:span text:style-name="T11">QUANTITA</text:span><text:span text:style-name="T15">'</text:span></text:p>
          </table:table-cell>
          <table:table-cell table:style-name="Tabella2.A1" office:value-type="string">
            <text:p text:style-name="P23">DESCRIZIONE</text:p>
          </table:table-cell>
          <table:table-cell table:style-name="Tabella2.D1" office:value-type="string">
            <text:p text:style-name="P22">MARCATURA</text:p>
          </table:table-cell>
          <table:table-cell table:style-name="Tabella2.E1" office:value-type="string">
            <text:p text:style-name="P23">IMBALLO</text:p>
          </table:table-cell>
        </table:table-row>
        <table:table-row>
          <table:table-cell table:style-name="Tabella2.A2" table:number-columns-spanned="5" office:value-type="string">
            <text:p text:style-name="P21"><text:text-input text:description="&lt;for each=&quot;item in o.order_line&quot;&gt;">loop item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office:value-type="string">
            <text:p text:style-name="P29"><text:placeholder text:placeholder-type="text">&lt;item.product_id.default_code&gt;</text:placeholder></text:p>
          </table:table-cell>
          <table:table-cell table:style-name="Tabella2.A3" office:value-type="string">
            <text:p text:style-name="P28"><text:placeholder text:placeholder-type="text">&lt;item.product_uom_qty&gt;</text:placeholder> <text:placeholder text:placeholder-type="text">&lt;item.product_uom.name&gt;</text:placeholder></text:p>
          </table:table-cell>
          <table:table-cell table:style-name="Tabella2.A3" office:value-type="string">
            <text:p text:style-name="P31"><text:placeholder text:placeholder-type="text">&lt;item.product_id.name&gt;</text:placeholder></text:p>
          </table:table-cell>
          <table:table-cell table:style-name="Tabella2.D3" office:value-type="string">
            <text:p text:style-name="P29"><text:placeholder text:placeholder-type="text">&lt;item.name if item.name != item.product_id.name else '/'&gt;</text:placeholder></text:p>
          </table:table-cell>
          <table:table-cell table:style-name="Tabella2.E3" office:value-type="string">
            <text:p text:style-name="P30"><text:placeholder text:placeholder-type="text">&lt;item.product_packaging.ul.name if item.product_packaging else ''&gt;</text:placeholder></text:p>
          </table:table-cell>
        </table:table-row>
        <table:table-row>
          <table:table-cell table:style-name="Tabella2.A2" table:number-columns-spanned="5" office:value-type="string">
            <text:p text:style-name="P21"><text:text-input text:description="&lt;/for&gt;">/loop item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3" table:number-columns-spanned="3" office:value-type="string">
            <text:p text:style-name="P26">NOTE</text:p>
            <text:p text:style-name="P27"><text:placeholder text:placeholder-type="text">&lt;o.note&gt;</text:placeholder></text:p>
          </table:table-cell>
          <table:covered-table-cell/>
          <table:covered-table-cell/>
          <table:table-cell table:style-name="Tabella2.D5" table:number-columns-spanned="2" office:value-type="string">
            <text:p text:style-name="P25"><text:span text:style-name="T9">F</text:span><text:span text:style-name="T8">IRMA COMPILATORE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25.691cm" table:align="left"/>
    </style:style>
    <style:style style:name="Tabella4.A" style:family="table-column">
      <style:table-column-properties style:column-width="11.404cm"/>
    </style:style>
    <style:style style:name="Tabella4.B" style:family="table-column">
      <style:table-column-properties style:column-width="5.292cm"/>
    </style:style>
    <style:style style:name="Tabella4.C" style:family="table-column">
      <style:table-column-properties style:column-width="8.996cm"/>
    </style:style>
    <style:style style:name="Tabella4.1" style:family="table-row">
      <style:table-row-properties style:min-row-height="1.588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officeooo:rsid="00284b8c" officeooo:paragraph-rsid="00284b8c" style:font-size-asian="11pt" style:font-size-complex="11pt"/>
    </style:style>
    <style:style style:name="MP2" style:family="paragraph" style:parent-style-name="Table_20_Contents">
      <style:paragraph-properties fo:text-align="start" style:justify-single-word="false"/>
      <style:text-properties style:font-name="Verdana" fo:font-size="11pt" style:text-underline-style="solid" style:text-underline-width="auto" style:text-underline-color="font-color" fo:font-weight="bold" officeooo:rsid="001dcde7" officeooo:paragraph-rsid="00284b8c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officeooo:rsid="00284b8c" officeooo:paragraph-rsid="0029456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3pt" style:text-underline-style="solid" style:text-underline-width="auto" style:text-underline-color="font-color" fo:font-weight="bold" style:font-size-asian="2.59999990463257pt" style:font-weight-asian="bold" style:font-size-complex="3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29456d"/>
    </style:style>
    <style:style style:name="MT3" style:family="text">
      <style:text-properties fo:font-size="12pt" officeooo:rsid="005e01f8" style:font-size-asian="12pt" style:font-size-complex="12pt"/>
    </style:style>
    <style:style style:name="MT4" style:family="text">
      <style:text-properties style:use-window-font-color="true" fo:font-size="10pt" fo:font-style="normal" style:text-underline-style="none" officeooo:rsid="001dcde7" style:font-name-asian="SimSun" style:font-size-asian="10pt" style:font-style-asian="normal" style:font-name-complex="Tahoma" style:font-size-complex="10pt" style:font-style-complex="normal"/>
    </style:style>
    <style:style style:name="MT5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97cm" fo:margin-bottom="0.845cm" fo:margin-left="2cm" fo:margin-right="2cm" fo:border="0.06pt solid #000000" fo:padding="0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6cm" fo:margin-left="0cm" fo:margin-right="0cm" fo:margin-bottom="0.499cm" style:dynamic-spacing="false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text:span text:style-name="MT1">PAN CHEMICALS S.p.A.</text:span><text:line-break/>Sede Legale – Stabilimento <text:span text:style-name="MT2">e Ufficio Tecnico Commerciale:<text:line-break/>24060 ROGNO (BG) – Via Leopardi – Tel. +39 035 977488</text:span></text:p>
            </table:table-cell>
            <table:table-cell table:style-name="Tabella4.A1" office:value-type="string">
              <text:p text:style-name="MP2"><draw:frame draw:style-name="Mfr1" draw:name="immagini1" text:anchor-type="as-char" svg:y="-0.071cm" svg:width="3.681cm" svg:height="1.358cm" draw:z-index="0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3"><text:span text:style-name="MT3">ORDINE CLIENTE</text:span><text:line-break/><text:span text:style-name="MT4"><text:placeholder text:placeholder-type="text">&lt;formatLang(o.date_order, date=True) if o.date_order else ''&gt;</text:placeholder></text:span></text:p>
            </table:table-cell>
          </table:table-row>
        </table:table>
        <text:p text:style-name="MP4"/>
      </style:header>
      <style:footer>
        <text:p text:style-name="MP5">Stampato: <text:span text:style-name="MT5"><text:date style:data-style-name="N37" text:date-value="2013-07-08T17:47:14.980000066" text:fixed="true">07/08/13</text:date></text:span><text:span text:style-name="MT5"> </text:span><text:span text:style-name="MT5"><text:time style:data-style-name="N43" text:time-value="2013-07-08T17:47:22.980000050" text:fixed="true">05:47:23 PM</text:time></text:span><text:span text:style-name="MT5"> </text:span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01T18:51:19.026805375</dc:date>
    <meta:editing-duration>P1DT17H40M53S</meta:editing-duration>
    <meta:editing-cycles>329</meta:editing-cycles>
    <meta:generator>LibreOffice/4.3.3.2$Linux_X86_64 LibreOffice_project/430m0$Build-2</meta:generator>
    <dc:creator>thebrush </dc:creator>
    <meta:document-statistic meta:table-count="3" meta:image-count="1" meta:object-count="0" meta:page-count="1" meta:paragraph-count="34" meta:word-count="108" meta:character-count="1032" meta:non-whitespace-character-count="956"/>
    <meta:user-defined meta:name="Info 1"/>
    <meta:user-defined meta:name="Info 2"/>
    <meta:user-defined meta:name="Info 3"/>
    <meta:user-defined meta:name="Info 4"/>
  </office:meta>
</office:document-meta>
</file>